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32ae7"/>
    </style:style>
    <style:style style:name="P2" style:family="paragraph" style:parent-style-name="Standard">
      <style:paragraph-properties fo:text-align="end" style:justify-single-word="false"/>
      <style:text-properties officeooo:rsid="00032ae7" officeooo:paragraph-rsid="00032ae7"/>
    </style:style>
    <style:style style:name="P3" style:family="paragraph" style:parent-style-name="Standard">
      <style:paragraph-properties fo:text-align="end" style:justify-single-word="false"/>
      <style:text-properties fo:font-weight="bold" officeooo:rsid="00032ae7" officeooo:paragraph-rsid="00032ae7"/>
    </style:style>
    <style:style style:name="P4" style:family="paragraph" style:parent-style-name="Standard">
      <style:paragraph-properties fo:margin-left="0.4925in" fo:text-align="end" style:justify-single-word="false" fo:text-indent="0in" style:auto-text-indent="false"/>
      <style:text-properties fo:font-weight="bold" officeooo:rsid="00032ae7" officeooo:paragraph-rsid="00032ae7"/>
    </style:style>
    <style:style style:name="T1" style:family="text">
      <style:text-properties officeooo:rsid="00032ae7"/>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پروتکل های رایج ایمیل</text:span> </text:p>
      <text:p text:style-name="P2"/>
      <text:p text:style-name="P2"><text:s/>:pop3(post office protocol)</text:p>
      <text:p text:style-name="P2"/>
      <text:p text:style-name="P2"><text:s/>پروتکل پست الکترونیکی برای ارسال و دریافت ایمیل است که در آن ایمیل فقط در دستگاه گیرنده ذخیره شده و بر روی دستگاه فرستنده یا همان سرور چیزی ذخبره نمی شود و حتی می شود در حالت افلاین آن را خواند در این نوع شیوه ارسال امنیت کاربر حفظ شده و منابع کمتری استفاده می شود و محرمانگی اطلاعات کاربر نیز حفظ می شود اما محدودیت هایی <text:s/>همچون عدم دسترسی به اطلاعات بر روی تمامی دستگاه ها را نیز به دنیال دارد همچنین لازم به ذکر است که برروی دو پورت 110 995 <text:s/>در دسترس می باشد </text:p>
      <text:p text:style-name="P2"/>
      <text:p text:style-name="P1"><text:span text:style-name="T1">IMAP(</text:span>Internet Message Access Protocol <text:span text:style-name="T1">)</text:span></text:p>
      <text:p text:style-name="P1"><text:s/></text:p>
      <text:p text:style-name="P2"><text:s/>در این <text:s/>پروتکل ایمیل هدف دسترسی داشتن به ایمیل ها بر روی دستگاه ها از هر نفقطه جغرافیایی می باشد که می تواند امکان دسترسی داشتن همزمان چند کاربر به یک اکانت را فراهم سازد همچنین لازم به ذکر است که این پروتکل بر روی دو پورت 143 993 در دسترس می باشد </text:p>
      <text:p text:style-name="P2"/>
      <text:p text:style-name="P2">SMTP</text:p>
      <text:p text:style-name="P2"/>
      <text:p text:style-name="P2">این پروتکل برای ارسال ایمیل بر بستر وب استفاده می شود و در پورت های 25 587 465 در دسترس می باشد </text:p>
      <text:p text:style-name="P2"/>
      <text:p text:style-name="P2">پورت های اینترنت </text:p>
      <text:p text:style-name="P2"/>
      <text:p text:style-name="P2">تعریف : <text:s/>به سوکتی که درشبکه اجازه اتصال یک دستگاه به دیگری را می دهد </text:p>
      <text:p text:style-name="P2"/>
      <text:p text:style-name="P2">پورت های رایج : شامل </text:p>
      <text:p text:style-name="P2"/>
      <text:p text:style-name="P2">http = 80 <text:s/>telnet = 23 <text:s/>SMTP = 25 <text:s/>FTP=20, 21 SSH= 22 NTP = 123 HTTPS = 443 </text:p>
      <text:p text:style-name="P2"/>
      <text:p text:style-name="P2">چگونه مرورگر به یک دامنه وصل می شود ؟</text:p>
      <text:p text:style-name="P2"/>
      <text:p text:style-name="P2">ابتدا مرورگر این درخواست را از سیستم عامل می کند سپس این درخواست به سرور انتقال یافته و سرور اجازه دسترسی به دامنه مورد نظر را می دهد </text:p>
      <text:p text:style-name="P2"/>
      <text:p text:style-name="P2"/>
      <text:p text:style-name="P2"><text:s/>چگونه هاست را در ویندوز به دامنه متصل کنیم ؟ <text:s/>به ادرس <text:s/></text:p>
      <text:p text:style-name="P2"/>
      <text:p text:style-name="P3"><text:s/>c:\Windows\System32\Drivers\etc\hosts </text:p>
      <text:p text:style-name="P4">و سپس در فایل </text:p>
      <text:p text:style-name="P4">host</text:p>
      <text:p text:style-name="P4">می رویم و دامنه و آي پی هاست خود را وارد می کنیم </text:p>
      <text:p text:style-name="P4"/>
      <text:p text:style-name="P4"/>
      <text:p text:style-name="P4">Free SSL</text:p>
      <text:p text:style-name="P4"/>
      <text:p text:style-name="P4">برای گرفتن این سرتیفیکیت به راحتی می توانیم به پنل کاربری رفته و آن را فعال کنیم اگر آن را پیدا نکردید کافیست بلاگ صباهاست را بخوانی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30T21:38:40.410684196</meta:creation-date>
    <dc:date>2023-09-30T22:13:13.134256851</dc:date>
    <meta:editing-duration>PT34M33S</meta:editing-duration>
    <meta:editing-cycles>1</meta:editing-cycles>
    <meta:document-statistic meta:table-count="0" meta:image-count="0" meta:object-count="0" meta:page-count="1" meta:paragraph-count="21" meta:word-count="324" meta:character-count="1558" meta:non-whitespace-character-count="1226"/>
    <meta:generator>LibreOffice/7.6.2.1$Linux_X86_64 LibreOffice_project/60$Build-1</meta:generator>
  </office:meta>
</office:document-meta>
</file>